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c5000b" fo:font-size="14pt" style:text-underline-style="solid" style:text-underline-width="auto" style:text-underline-color="font-color" style:font-size-asian="14pt" style:font-size-complex="14pt"/>
    </style:style>
    <style:style style:name="P3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text-position="super 58%" fo:font-size="14pt" style:text-underline-style="none" fo:font-weight="normal" style:font-size-asian="14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color="#000000" style:text-position="0% 100%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fo:color="#000000" style:text-position="0% 100%" fo:font-size="12pt" style:text-underline-style="none" fo:font-weight="bold" style:font-size-asian="12pt" style:font-weight-asian="bold" style:font-size-complex="12pt" style:font-weight-complex="bold"/>
    </style:style>
    <style:style style:name="P7" style:family="paragraph" style:parent-style-name="Standard" style:list-style-name="L3">
      <style:paragraph-properties fo:text-align="start" style:justify-single-word="false"/>
      <style:text-properties fo:color="#000000" style:text-position="0% 100%" fo:font-size="12pt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Standard" style:list-style-name="L4">
      <style:paragraph-properties fo:text-align="start" style:justify-single-word="false"/>
      <style:text-properties fo:color="#000000" style:text-position="0% 100%" fo:font-size="12pt" style:text-underline-style="none" fo:font-weight="bold" style:font-size-asian="12pt" style:font-weight-asian="bold" style:font-size-complex="12pt" style:font-weight-complex="bold"/>
    </style:style>
    <style:style style:name="P9" style:family="paragraph" style:parent-style-name="Standard" style:list-style-name="L5">
      <style:paragraph-properties fo:text-align="start" style:justify-single-word="false"/>
      <style:text-properties fo:color="#000000" style:text-position="0% 100%" fo:font-size="12pt" style:text-underline-style="none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text-position="0% 100%" fo:font-size="12pt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color="#000000" style:text-position="0% 100%"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6">
      <style:paragraph-properties fo:text-align="start" style:justify-single-word="false"/>
      <style:text-properties fo:color="#000000" style:text-position="0% 100%" fo:font-size="12pt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c5000b" style:text-position="0% 100%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ff" style:text-position="0% 100%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color="#0000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 Costa Soares Romain</text:p>
      <text:p text:style-name="Standard">2 allée des magnolias</text:p>
      <text:p text:style-name="Standard">Soisy sous Montmorency, 95230</text:p>
      <text:p text:style-name="Standard">Email : <text:a xlink:type="simple" xlink:href="mailto:RomainDCS@gmail.com" text:style-name="Internet_20_link" text:visited-style-name="Visited_20_Internet_20_Link">RomainDCS@gmail.com</text:a></text:p>
      <text:p text:style-name="Standard"/>
      <text:p text:style-name="P1"/>
      <text:p text:style-name="P15">Stage en Entreprise</text:p>
      <text:p text:style-name="P1"/>
      <text:p text:style-name="P2"><text:span text:style-name="T3">FORMATION <text:s text:c="113"/></text:span><text:s text:c="7"/></text:p>
      <text:p text:style-name="P2"/>
      <text:list xml:id="list2465342851458829243" text:style-name="L1">
        <text:list-item>
          <text:p text:style-name="P3">2016/2021 <text:span text:style-name="T1">Formation d'ingénieur à ECE Paris, XV</text:span><text:span text:style-name="T2">ème</text:span></text:p>
        </text:list-item>
      </text:list>
      <text:p text:style-name="P4"/>
      <text:list xml:id="list42299362" text:continue-numbering="true" text:style-name="L1">
        <text:list-item>
          <text:p text:style-name="P5">2015/2016 <text:span text:style-name="T1">Baccalauréat Scientifique spécialité Physique</text:span></text:p>
          <text:list>
            <text:list-item>
              <text:list>
                <text:list-item>
                  <text:list>
                    <text:list-header>
                      <text:p text:style-name="P11">Mention Bien</text:p>
                    </text:list-header>
                  </text:list>
                </text:list-item>
              </text:list>
            </text:list-item>
          </text:list>
        </text:list-item>
      </text:list>
      <text:p text:style-name="P10"/>
      <text:list xml:id="list42318113" text:continue-numbering="true" text:style-name="L1">
        <text:list-item>
          <text:p text:style-name="P5">2012/2013 <text:span text:style-name="T1">Brevet des Collèges</text:span></text:p>
        </text:list-item>
      </text:list>
      <text:p text:style-name="P10"/>
      <text:p text:style-name="P10"/>
      <text:p text:style-name="P13"><text:span text:style-name="T3">EXPÉRIENCES PROFESSIONNELLES <text:s text:c="70"/></text:span><text:s text:c="2"/></text:p>
      <text:p text:style-name="P13"/>
      <text:list xml:id="list6352366980883029682" text:style-name="L2">
        <text:list-item>
          <text:p text:style-name="P6">Décembre 2013 <text:span text:style-name="T1">Stage de découverte au sein de l'entreprise ASSURANCES &amp; CONSEILS</text:span></text:p>
        </text:list-item>
      </text:list>
      <text:p text:style-name="P13"/>
      <text:p text:style-name="P13"><text:span text:style-name="T3">COMPÉTENCES <text:s text:c="107"/></text:span><text:s text:c="6"/></text:p>
      <text:p text:style-name="P13"/>
      <text:list xml:id="list6507453713025766" text:style-name="L3">
        <text:list-item>
          <text:p text:style-name="P7">Informatique<text:span text:style-name="T1"> Word – OpenOffice – PowerPoint - Excel – Internet – Proteus – Arduino </text:span></text:p>
        </text:list-item>
      </text:list>
      <text:p text:style-name="P10"><text:tab/><text:tab/><text:tab/> Programmation en langage C et C++</text:p>
      <text:p text:style-name="P10"/>
      <text:list xml:id="list4166532011197506012" text:style-name="L4">
        <text:list-item>
          <text:p text:style-name="P8">Langues <text:s/><text:span text:style-name="T1">Français</text:span></text:p>
        </text:list-item>
      </text:list>
      <text:p text:style-name="P10"><text:tab/><text:tab/> <text:s text:c="4"/>Anglais</text:p>
      <text:p text:style-name="P10"><text:tab/><text:tab/> <text:s text:c="4"/>Portugais</text:p>
      <text:p text:style-name="P10"><text:tab/><text:tab/> <text:s text:c="4"/>Espagnol</text:p>
      <text:p text:style-name="P10"/>
      <text:list xml:id="list2593427810870361019" text:style-name="L5">
        <text:list-item>
          <text:p text:style-name="P9">2016/2017 <text:span text:style-name="T1">Chef de projet d'une équipe de 5 étudiants pour la conception et la réalisation d'un système d'éclairage intelligent.</text:span></text:p>
        </text:list-item>
        <text:list-item>
          <text:p text:style-name="P9">2016/2017<text:span text:style-name="T1"> Chef de projet d'une équipe de 3 étudiants pour la conception et la réalisation d'un jeu vidéo.</text:span></text:p>
        </text:list-item>
      </text:list>
      <text:p text:style-name="P10"/>
      <text:p text:style-name="P14">CENTRES D'INTÉRÊT <text:s text:c="97"/></text:p>
      <text:p text:style-name="P10"/>
      <text:list xml:id="list5442315448128489061" text:style-name="L6">
        <text:list-item>
          <text:p text:style-name="P12">Musique / Guitare</text:p>
          <text:p text:style-name="P12"/>
        </text:list-item>
        <text:list-item>
          <text:p text:style-name="P12">Football</text:p>
          <text:p text:style-name="P12"/>
        </text:list-item>
        <text:list-item>
          <text:p text:style-name="P12">Voyag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6M7S</meta:editing-duration>
    <meta:editing-cycles>5</meta:editing-cycles>
    <meta:generator>OpenOffice/4.1.2$Win32 OpenOffice.org_project/412m3$Build-9782</meta:generator>
    <dc:date>2017-11-06T22:12:18.42</dc:date>
    <dc:creator>Romain Romain</dc:creator>
    <meta:document-statistic meta:table-count="0" meta:image-count="0" meta:object-count="0" meta:page-count="1" meta:paragraph-count="25" meta:word-count="133" meta:character-count="1272"/>
    <meta:user-defined meta:name="Info 1"/>
    <meta:user-defined meta:name="Info 2"/>
    <meta:user-defined meta:name="Info 3"/>
    <meta:user-defined meta:name="Info 4"/>
  </office:meta>
</office:document-meta>
</file>